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2">
      <style:paragraph-properties fo:margin-left="0.751cm" fo:margin-right="0cm" fo:line-height="150%" fo:text-align="justify" style:justify-single-word="false" fo:text-indent="-0.751cm" style:auto-text-indent="false"/>
    </style:style>
    <style:style style:name="P2" style:family="paragraph" style:parent-style-name="List_20_Paragraph">
      <style:paragraph-properties fo:margin-left="0.751cm" fo:margin-right="0cm" fo:line-height="150%" fo:text-align="justify" style:justify-single-word="false" fo:text-indent="0cm" style:auto-text-indent="false"/>
    </style:style>
    <style:style style:name="P3" style:family="paragraph" style:parent-style-name="List_20_Paragraph" style:list-style-name="WWNum3">
      <style:paragraph-properties fo:margin-left="1.501cm" fo:margin-right="0cm" fo:line-height="150%" fo:text-align="justify" style:justify-single-word="false" fo:text-indent="-0.75cm" style:auto-text-indent="false"/>
    </style:style>
    <style:style style:name="P4" style:family="paragraph" style:parent-style-name="List_20_Paragraph" style:list-style-name="WWNum3">
      <style:paragraph-properties fo:margin-left="2.251cm" fo:margin-right="0cm" fo:line-height="150%" fo:text-align="justify" style:justify-single-word="false" fo:text-indent="-0.75cm" style:auto-text-indent="false"/>
    </style:style>
    <style:style style:name="P5" style:family="paragraph" style:parent-style-name="List_20_Paragraph" style:list-style-name="WWNum3">
      <style:paragraph-properties fo:margin-left="3cm" fo:margin-right="0cm" fo:line-height="150%" fo:text-align="justify" style:justify-single-word="false" fo:text-indent="-0.75cm" style:auto-text-indent="false"/>
    </style:style>
    <style:style style:name="P6" style:family="paragraph" style:parent-style-name="List_20_Paragraph" style:list-style-name="WWNum4">
      <style:paragraph-properties fo:margin-left="1.501cm" fo:margin-right="0cm" fo:line-height="150%" fo:text-align="justify" style:justify-single-word="false" fo:hyphenation-ladder-count="no-limit" fo:text-indent="-0.75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List_20_Paragraph" style:list-style-name="WWNum4">
      <style:paragraph-properties fo:margin-left="1.501cm" fo:margin-right="0cm" fo:line-height="150%" fo:text-align="justify" style:justify-single-word="false" fo:hyphenation-ladder-count="no-limit" fo:text-indent="-0.75cm" style:auto-text-indent="false"/>
      <style:text-properties officeooo:paragraph-rsid="000a14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style:font-name-complex="Arial2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officeooo:rsid="000a1477" style:font-name-complex="Arial2"/>
    </style:style>
    <style:style style:name="T3" style:family="text">
      <style:text-properties style:font-name="Arial" fo:font-weight="bold" style:font-weight-asian="bold" style:font-name-complex="Arial2" style:font-weight-complex="bold"/>
    </style:style>
    <style:style style:name="T4" style:family="text">
      <style:text-properties style:text-position="sub 58%" style:font-name="Arial" style:font-name-complex="Arial2"/>
    </style:style>
    <style:style style:name="T5" style:family="text">
      <style:text-properties style:text-position="sub 58%" style:font-name="Arial" fo:font-size="20pt" officeooo:rsid="000a1477" style:font-size-asian="20pt" style:font-name-complex="Arial2" style:font-size-complex="20pt"/>
    </style:style>
    <style:style style:name="T6" style:family="text">
      <style:text-properties style:font-name="Wingdings" style:font-name-asian="Wingdings1" style:font-name-complex="Wingdings1"/>
    </style:style>
    <style:style style:name="T7" style:family="text">
      <style:text-properties style:font-name="Comic Sans MS"/>
    </style:style>
    <style:style style:name="T8" style:family="text">
      <style:text-properties style:font-name="Comic Sans MS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p text:style-name="P1"><text:span text:style-name="T1">No departamento de produción dunha empresa conserveira, traballan 20 traballadoras cunha </text:span><text:span text:style-name="T3">xornada de luns a venres e horario de 08:00 – 16:00.</text:span><text:span text:style-name="T1"/></text:p>
        </text:list-item>
      </text:list>
      <text:p text:style-name="P2"><text:span text:style-name="T1">Durante o ano 2023 contabilizáronse </text:span><text:span text:style-name="T3">48 sábados </text:span><text:span text:style-name="T1">e </text:span><text:span text:style-name="T3">48 domingos.</text:span><text:span text:style-name="T3"/></text:p>
      <text:p text:style-name="P2"><text:span text:style-name="T1">As </text:span><text:span text:style-name="T3">horas non traballadas</text:span><text:span text:style-name="T1"> por: permisos, licenzas e vacacións, ascenderon nese 2023 a </text:span><text:span text:style-name="T3">4840 hs.</text:span><text:span text:style-name="T3"/></text:p>
      <text:p text:style-name="P2"><text:span text:style-name="T1">No informe de siniestralidade laboral, recóllense os seguintes datos:</text:span><text:span text:style-name="T1"/></text:p>
      <text:list text:style-name="WWNum3">
        <text:list-item>
          <text:p text:style-name="P3"><text:span text:style-name="T3">N </text:span><text:span text:style-name="T1">(nº total de accidentes) = </text:span><text:span text:style-name="T3">20</text:span><text:span text:style-name="T1"/></text:p>
        </text:list-item>
        <text:list-item>
          <text:p text:style-name="P3"><text:span text:style-name="T3">N</text:span><text:span text:style-name="T4">sen baixa </text:span><text:span text:style-name="T1">(nº total de accidentes sen baixa) = </text:span><text:span text:style-name="T3">5</text:span><text:span text:style-name="T1"/></text:p>
        </text:list-item>
        <text:list-item>
          <text:p text:style-name="P3"><text:span text:style-name="T3">N</text:span><text:span text:style-name="T4">itinere </text:span><text:span text:style-name="T1">(accidentes no traxecto do traballado á casa. Todos con baixa) = </text:span><text:span text:style-name="T3">2</text:span><text:span text:style-name="T1"/></text:p>
        </text:list-item>
        <text:list-item>
          <text:p text:style-name="P3"><text:span text:style-name="T1">As xornadas perdidas a consecuencia dos accidentes foron:</text:span><text:span text:style-name="T1"/></text:p>
          <text:list>
            <text:list-item>
              <text:p text:style-name="P4"><text:span text:style-name="T1">Os dous accidentes de coche </text:span><text:span text:style-name="T6"></text:span><text:span text:style-name="T1"> 30 días/cada</text:span><text:span text:style-name="T1"/></text:p>
            </text:list-item>
            <text:list-item>
              <text:p text:style-name="P4"><text:span text:style-name="T1">Os accidentes con baixa restantes (13) amosan o seguinte detalle: </text:span><text:span text:style-name="T1"/></text:p>
              <text:list>
                <text:list-item>
                  <text:p text:style-name="P5"><text:span text:style-name="T1">5 deles duraron 15 días/cada.</text:span><text:span text:style-name="T1"/></text:p>
                </text:list-item>
                <text:list-item>
                  <text:p text:style-name="P5"><text:span text:style-name="T1">Outros 5 duraron 34 días/cada.</text:span><text:span text:style-name="T1"/></text:p>
                </text:list-item>
                <text:list-item>
                  <text:p text:style-name="P5"><text:span text:style-name="T1">Os dous restantes duraron 180 días/cada.</text:span><text:span text:style-name="T1"/></text:p>
                </text:list-item>
              </text:list>
            </text:list-item>
          </text:list>
        </text:list-item>
      </text:list>
      <text:p text:style-name="P8"/>
      <text:p text:style-name="P2"><text:span text:style-name="T1">Calcula:</text:span><text:span text:style-name="T1"/></text:p>
      <text:list xml:id="list3902051072" text:style-name="WWNum4">
        <text:list-item>
          <text:p text:style-name="P7"><text:span text:style-name="T1">If</text:span><text:span text:style-name="T4">xeral </text:span><text:span text:style-name="T5">[20x8x [365-48-48]]-4840 =38200 hs accidentes por millon de horas trabajadas</text:span><text:span text:style-name="T1"/></text:p>
        </text:list-item>
        <text:list-item>
          <text:p text:style-name="P7"><text:span text:style-name="T1">IF</text:span><text:span text:style-name="T4">con baixa </text:span><text:span text:style-name="T5">[18/38200]x10^6=471.26 accidentes por millon de horas trabajadas</text:span><text:span text:style-name="T1"/></text:p>
        </text:list-item>
        <text:list-item>
          <text:p text:style-name="P6"><text:span text:style-name="T1">IG </text:span><text:span text:style-name="T2">[(15x5+34x5+180x2)/10^3]=15.83 jornadas perdidas por cada 1000 horas trabajadas</text:span><text:span text:style-name="T1"/></text:p>
        </text:list-item>
        <text:list-item>
          <text:p text:style-name="P6"><text:span text:style-name="T1">TAXA INCIDENCIA </text:span><text:span text:style-name="T2">DE ACCIDENTES CON BAIXA</text:span><text:span text:style-name="T1">(TI)</text:span><text:span text:style-name="T2">[(13/20)]x10^2=65 accidentes por cada 100 personas expuestas</text:span><text:span text:style-name="T1"/></text:p>
        </text:list-item>
        <text:list-item>
          <text:p text:style-name="P6"><text:span text:style-name="T1">DURACIÓN MEDIA DE INCAPACIDADES (DMI)</text:span><text:span text:style-name="T2">[785/13] 60.38 dias de baja</text:span><text:span text:style-name="T1"/></text:p>
        </text:list-item>
        <text:list-item>
          <text:p text:style-name="P6"><text:span text:style-name="T1">IS </text:span><text:span text:style-name="T2">[20/(18x38200)]x10^5=2.91 accidentes po cada 100000 horas traballadas</text:span><text:span text:style-name="T1"/></text:p>
        </text:list-item>
      </text:list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fo:language="gl" fo:country="ES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loext:linked-style-name="Footnote_20_Text_20_Char" style:class="extra">
      <style:paragraph-properties fo:hyphenation-ladder-count="no-limit"/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Footnote_20_Text_20_Char" style:display-name="Footnote Text Char" style:family="text" style:parent-style-name="Default_20_Paragraph_20_Font">
      <style:text-properties fo:language="gl" fo:country="ES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Texto_20_nota_20_pie_20_Car1" style:display-name="Texto nota pie Car1" style:family="text" style:parent-style-name="Default_20_Paragraph_20_Font">
      <style:text-properties fo:language="gl" fo:country="E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2pt" style:font-size-asian="12pt" style:font-size-complex="12pt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63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33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03cm"/>
        </style:list-level-properties>
        <style:text-properties style:font-name="Wingdings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73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43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13cm"/>
        </style:list-level-properties>
        <style:text-properties style:font-name="Wingdings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83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53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2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Comic Sans MS"/>
    </style:style>
    <style:style style:name="MT2" style:family="text">
      <style:text-properties style:font-name="Comic Sans MS" style:font-name-complex="Arial2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ORMACIÓN E ORIENTACIÓN LABORAL <text:s text:c="3"/>CURSO 2023/2024<text:tab/><text:tab/></text:span><text:span text:style-name="MT2"><text:page-number text:select-page="current">2</text:page-number></text:span><text:span text:style-name="MT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es principales índices estadísticos</dc:title>
    <meta:initial-creator>LOISSM</meta:initial-creator>
    <meta:editing-cycles>3</meta:editing-cycles>
    <meta:print-date>2019-05-14T10:32:00</meta:print-date>
    <meta:creation-date>2023-11-24T10:19:00</meta:creation-date>
    <dc:date>2023-11-30T09:25:43.092000000</dc:date>
    <meta:editing-duration>PT37M19S</meta:editing-duration>
    <meta:generator>LibreOffice/7.4.6.2$Windows_X86_64 LibreOffice_project/5b1f5509c2decdade7fda905e3e1429a67acd63d</meta:generator>
    <meta:document-statistic meta:table-count="0" meta:image-count="0" meta:object-count="0" meta:page-count="2" meta:paragraph-count="21" meta:word-count="209" meta:character-count="1348" meta:non-whitespace-character-count="1170"/>
    <meta:user-defined meta:name="AppVersion">16.0000</meta:user-defined>
    <meta:template xlink:type="simple" xlink:actuate="onRequest" xlink:title="PLANTILLA GESTION 2008_09" xlink:href=""/>
  </office:meta>
</office:document-meta>
</file>